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fr" fo:country="CA"/>
    </style:style>
    <style:style style:name="T3" style:parent-style-name="DefaultParagraphFont" style:family="text">
      <style:text-properties fo:language="fr" fo:country="CA"/>
    </style:style>
    <style:style style:name="T4" style:parent-style-name="DefaultParagraphFont" style:family="text">
      <style:text-properties fo:language="fr" fo:country="CA"/>
    </style:style>
    <style:style style:name="T5" style:parent-style-name="DefaultParagraphFont" style:family="text">
      <style:text-properties fo:language="fr" fo:country="CA"/>
    </style:style>
    <style:style style:name="P6" style:parent-style-name="Standard" style:family="paragraph">
      <style:text-properties fo:language="fr" fo:country="CA"/>
    </style:style>
    <style:style style:name="P7" style:parent-style-name="Standard" style:family="paragraph">
      <style:text-properties fo:language="fr" fo:country="CA"/>
    </style:style>
    <style:style style:name="P8" style:parent-style-name="Standard" style:family="paragraph">
      <style:text-properties fo:language="fr" fo:country="CA"/>
    </style:style>
    <style:style style:name="P9" style:parent-style-name="Standard" style:family="paragraph">
      <style:text-properties fo:language="fr" fo:country="CA"/>
    </style:style>
    <style:style style:name="P10" style:parent-style-name="Standard" style:family="paragraph">
      <style:text-properties fo:font-weight="bold" style:font-weight-asian="bold" style:font-weight-complex="bold" fo:language="fr" fo:country="CA"/>
    </style:style>
    <style:style style:name="T11" style:parent-style-name="DefaultParagraphFont" style:family="text">
      <style:text-properties fo:language="fr" fo:country="CA"/>
    </style:style>
    <style:style style:name="T12" style:parent-style-name="DefaultParagraphFont" style:family="text">
      <style:text-properties fo:font-weight="bold" style:font-weight-asian="bold" style:font-weight-complex="bold" fo:language="fr" fo:country="CA"/>
    </style:style>
    <style:style style:name="T13" style:parent-style-name="DefaultParagraphFont" style:family="text">
      <style:text-properties fo:language="fr" fo:country="CA"/>
    </style:style>
    <style:style style:name="T14" style:parent-style-name="DefaultParagraphFont" style:family="text">
      <style:text-properties fo:language="fr" fo:country="CA"/>
    </style:style>
    <style:style style:name="T15" style:parent-style-name="DefaultParagraphFont" style:family="text">
      <style:text-properties fo:language="fr" fo:country="CA"/>
    </style:style>
    <style:style style:name="T16" style:parent-style-name="DefaultParagraphFont" style:family="text">
      <style:text-properties fo:font-weight="bold" style:font-weight-asian="bold" style:font-weight-complex="bold" fo:language="fr" fo:country="CA"/>
    </style:style>
    <style:style style:name="P17" style:parent-style-name="Standard" style:family="paragraph">
      <style:text-properties fo:language="fr" fo:country="CA"/>
    </style:style>
    <style:style style:name="T18" style:parent-style-name="DefaultParagraphFont" style:family="text">
      <style:text-properties fo:language="fr" fo:country="CA"/>
    </style:style>
    <style:style style:name="T19" style:parent-style-name="DefaultParagraphFont" style:family="text">
      <style:text-properties fo:font-weight="bold" style:font-weight-asian="bold" style:font-weight-complex="bold" fo:language="fr" fo:country="CA"/>
    </style:style>
    <style:style style:name="T20" style:parent-style-name="DefaultParagraphFont" style:family="text">
      <style:text-properties fo:language="fr" fo:country="CA"/>
    </style:style>
    <style:style style:name="T21" style:parent-style-name="DefaultParagraphFont" style:family="text">
      <style:text-properties fo:font-weight="bold" style:font-weight-asian="bold" style:font-weight-complex="bold" fo:language="fr" fo:country="CA"/>
    </style:style>
    <style:style style:name="P22" style:parent-style-name="Standard" style:family="paragraph">
      <style:text-properties fo:language="fr" fo:country="CA"/>
    </style:style>
    <style:style style:name="P23" style:parent-style-name="Standard" style:family="paragraph">
      <style:text-properties fo:language="fr" fo:country="CA"/>
    </style:style>
    <style:style style:name="P24" style:parent-style-name="Standard" style:family="paragraph">
      <style:text-properties fo:font-weight="bold" style:font-weight-asian="bold" style:font-weight-complex="bold" fo:language="fr" fo:country="CA"/>
    </style:style>
    <style:style style:name="P25" style:parent-style-name="Standard" style:family="paragraph">
      <style:text-properties fo:language="fr" fo:country="CA"/>
    </style:style>
    <style:style style:name="P26" style:parent-style-name="Normal" style:family="paragraph">
      <style:paragraph-properties fo:break-before="page"/>
      <style:text-properties fo:language="fr" fo:country="CA" fo:hyphenate="true"/>
    </style:style>
    <style:style style:name="P27" style:parent-style-name="Standard" style:family="paragraph">
      <style:text-properties fo:language="fr" fo:country="CA"/>
    </style:style>
    <style:style style:name="P28" style:parent-style-name="Standard" style:family="paragraph">
      <style:text-properties fo:language="fr" fo:country="CA"/>
    </style:style>
    <style:style style:name="P29" style:parent-style-name="Standard" style:family="paragraph">
      <style:text-properties fo:language="fr" fo:country="CA"/>
    </style:style>
    <style:style style:name="P30" style:parent-style-name="Standard" style:family="paragraph">
      <style:text-properties fo:language="fr" fo:country="CA"/>
    </style:style>
    <style:style style:name="P31" style:parent-style-name="Standard" style:family="paragraph">
      <style:text-properties fo:language="fr" fo:country="CA"/>
    </style:style>
    <style:style style:name="P32" style:parent-style-name="Standard" style:family="paragraph">
      <style:text-properties fo:language="fr" fo:country="CA"/>
    </style:style>
    <style:style style:name="P33" style:parent-style-name="Standard" style:family="paragraph">
      <style:text-properties fo:font-weight="bold" style:font-weight-asian="bold" style:font-weight-complex="bold" fo:language="fr" fo:country="CA"/>
    </style:style>
    <style:style style:name="P34" style:parent-style-name="Standard" style:family="paragraph">
      <style:text-properties fo:language="fr" fo:country="CA"/>
    </style:style>
    <style:style style:name="T35" style:parent-style-name="DefaultParagraphFont" style:family="text">
      <style:text-properties fo:font-weight="bold" style:font-weight-asian="bold" style:font-weight-complex="bold" fo:language="fr" fo:country="CA"/>
    </style:style>
    <style:style style:name="T36" style:parent-style-name="DefaultParagraphFont" style:family="text">
      <style:text-properties fo:language="fr" fo:country="CA"/>
    </style:style>
    <style:style style:name="P37" style:parent-style-name="Standard" style:family="paragraph">
      <style:text-properties fo:language="fr" fo:country="CA"/>
    </style:style>
    <style:style style:name="P38" style:parent-style-name="Standard" style:family="paragraph">
      <style:text-properties fo:language="fr" fo:country="CA"/>
    </style:style>
    <style:style style:name="P39" style:parent-style-name="Standard" style:family="paragraph">
      <style:text-properties fo:language="fr" fo:country="CA"/>
    </style:style>
    <style:style style:name="T40" style:parent-style-name="DefaultParagraphFont" style:family="text">
      <style:text-properties fo:language="fr" fo:country="CA"/>
    </style:style>
    <style:style style:name="T41" style:parent-style-name="DefaultParagraphFont" style:family="text">
      <style:text-properties fo:language="fr" fo:country="CA"/>
    </style:style>
    <style:style style:name="T42" style:parent-style-name="DefaultParagraphFont" style:family="text">
      <style:text-properties fo:font-weight="bold" style:font-weight-asian="bold" style:font-weight-complex="bold" fo:language="fr" fo:country="CA"/>
    </style:style>
    <style:style style:name="T43" style:parent-style-name="DefaultParagraphFont" style:family="text">
      <style:text-properties fo:language="fr" fo:country="CA"/>
    </style:style>
    <style:style style:name="T44" style:parent-style-name="DefaultParagraphFont" style:family="text">
      <style:text-properties fo:font-weight="bold" style:font-weight-asian="bold" style:font-weight-complex="bold" fo:language="fr" fo:country="CA"/>
    </style:style>
    <style:style style:name="T45" style:parent-style-name="DefaultParagraphFont" style:family="text">
      <style:text-properties fo:language="fr" fo:country="CA"/>
    </style:style>
    <style:style style:name="T46" style:parent-style-name="DefaultParagraphFont" style:family="text">
      <style:text-properties fo:font-weight="bold" style:font-weight-asian="bold" style:font-weight-complex="bold" fo:language="fr" fo:country="CA"/>
    </style:style>
    <style:style style:name="T47" style:parent-style-name="DefaultParagraphFont" style:family="text">
      <style:text-properties fo:language="fr" fo:country="CA"/>
    </style:style>
    <style:style style:name="T48" style:parent-style-name="DefaultParagraphFont" style:family="text">
      <style:text-properties fo:language="fr" fo:country="CA"/>
    </style:style>
    <style:style style:name="T49" style:parent-style-name="DefaultParagraphFont" style:family="text">
      <style:text-properties fo:language="fr" fo:country="CA"/>
    </style:style>
    <style:style style:name="T50" style:parent-style-name="DefaultParagraphFont" style:family="text">
      <style:text-properties fo:font-weight="bold" style:font-weight-asian="bold" style:font-weight-complex="bold" fo:language="fr" fo:country="CA"/>
    </style:style>
    <style:style style:name="T51" style:parent-style-name="DefaultParagraphFont" style:family="text">
      <style:text-properties fo:language="fr" fo:country="CA"/>
    </style:style>
    <style:style style:name="T52" style:parent-style-name="DefaultParagraphFont" style:family="text">
      <style:text-properties fo:font-weight="bold" style:font-weight-asian="bold" style:font-weight-complex="bold" fo:language="fr" fo:country="CA"/>
    </style:style>
    <style:style style:name="T53" style:parent-style-name="DefaultParagraphFont" style:family="text">
      <style:text-properties fo:language="fr" fo:country="CA"/>
    </style:style>
    <style:style style:name="T54" style:parent-style-name="DefaultParagraphFont" style:family="text">
      <style:text-properties fo:language="fr" fo:country="CA"/>
    </style:style>
    <style:style style:name="T55" style:parent-style-name="DefaultParagraphFont" style:family="text">
      <style:text-properties fo:language="fr" fo:country="CA"/>
    </style:style>
    <style:style style:name="T56" style:parent-style-name="DefaultParagraphFont" style:family="text">
      <style:text-properties fo:language="fr" fo:country="CA"/>
    </style:style>
    <style:style style:name="T57" style:parent-style-name="DefaultParagraphFont" style:family="text">
      <style:text-properties fo:language="fr" fo:country="CA"/>
    </style:style>
    <style:style style:name="T58" style:parent-style-name="DefaultParagraphFont" style:family="text">
      <style:text-properties fo:font-weight="bold" style:font-weight-asian="bold" style:font-weight-complex="bold" fo:language="fr" fo:country="CA"/>
    </style:style>
    <style:style style:name="P59" style:parent-style-name="Standard" style:family="paragraph">
      <style:text-properties fo:language="fr" fo:country="CA"/>
    </style:style>
    <style:style style:name="P60" style:parent-style-name="Normal" style:family="paragraph">
      <style:paragraph-properties fo:break-before="page"/>
      <style:text-properties fo:language="fr" fo:country="CA" fo:hyphenate="true"/>
    </style:style>
    <style:style style:name="P61" style:parent-style-name="Standard" style:family="paragraph">
      <style:text-properties fo:language="fr" fo:country="CA"/>
    </style:style>
    <style:style style:name="P62" style:parent-style-name="Standard" style:family="paragraph">
      <style:text-properties fo:language="fr" fo:country="CA"/>
    </style:style>
    <style:style style:name="P63" style:parent-style-name="Standard" style:family="paragraph">
      <style:text-properties fo:language="fr" fo:country="CA"/>
    </style:style>
    <style:style style:name="P64" style:parent-style-name="Standard" style:family="paragraph">
      <style:text-properties fo:language="fr" fo:country="CA"/>
    </style:style>
    <style:style style:name="P65" style:parent-style-name="Standard" style:family="paragraph">
      <style:text-properties fo:language="fr" fo:country="CA"/>
    </style:style>
    <style:style style:name="P66" style:parent-style-name="Standard" style:family="paragraph">
      <style:text-properties fo:language="fr" fo:country="CA"/>
    </style:style>
    <style:style style:name="T67" style:parent-style-name="DefaultParagraphFont" style:family="text">
      <style:text-properties fo:font-weight="bold" style:font-weight-asian="bold" style:font-weight-complex="bold" fo:language="fr" fo:country="CA"/>
    </style:style>
    <style:style style:name="T68" style:parent-style-name="DefaultParagraphFont" style:family="text">
      <style:text-properties fo:language="fr" fo:country="CA"/>
    </style:style>
    <style:style style:name="P69" style:parent-style-name="Standard" style:family="paragraph">
      <style:text-properties fo:language="fr" fo:country="CA"/>
    </style:style>
    <style:style style:name="P70" style:parent-style-name="Standard" style:family="paragraph">
      <style:text-properties fo:language="fr" fo:country="CA"/>
    </style:style>
    <style:style style:name="P71" style:parent-style-name="Standard" style:family="paragraph">
      <style:text-properties fo:language="fr" fo:country="CA"/>
    </style:style>
    <style:style style:name="P72" style:parent-style-name="Standard" style:family="paragraph">
      <style:text-properties fo:language="fr" fo:country="CA"/>
    </style:style>
    <style:style style:name="P73" style:parent-style-name="Standard" style:family="paragraph">
      <style:text-properties fo:language="fr" fo:country="CA"/>
    </style:style>
    <style:style style:name="P74" style:parent-style-name="Standard" style:family="paragraph">
      <style:text-properties fo:language="fr" fo:country="CA"/>
    </style:style>
    <style:style style:name="P75" style:parent-style-name="Standard" style:family="paragraph">
      <style:text-properties fo:font-weight="bold" style:font-weight-asian="bold" style:font-weight-complex="bold" fo:language="fr" fo:country="CA"/>
    </style:style>
    <style:style style:name="P76" style:parent-style-name="Standard" style:family="paragraph">
      <style:text-properties fo:language="fr" fo:country="CA"/>
    </style:style>
    <style:style style:name="T77" style:parent-style-name="DefaultParagraphFont" style:family="text">
      <style:text-properties fo:language="fr" fo:country="CA"/>
    </style:style>
    <style:style style:name="T78" style:parent-style-name="DefaultParagraphFont" style:family="text">
      <style:text-properties fo:font-weight="bold" style:font-weight-asian="bold" style:font-weight-complex="bold" fo:language="fr" fo:country="CA"/>
    </style:style>
    <style:style style:name="T79" style:parent-style-name="DefaultParagraphFont" style:family="text">
      <style:text-properties fo:language="fr" fo:country="CA"/>
    </style:style>
    <style:style style:name="T80" style:parent-style-name="DefaultParagraphFont" style:family="text">
      <style:text-properties fo:font-weight="bold" style:font-weight-asian="bold" style:font-weight-complex="bold" fo:language="fr" fo:country="CA"/>
    </style:style>
    <style:style style:name="T81" style:parent-style-name="DefaultParagraphFont" style:family="text">
      <style:text-properties fo:language="fr" fo:country="CA"/>
    </style:style>
    <style:style style:name="T82" style:parent-style-name="DefaultParagraphFont" style:family="text">
      <style:text-properties fo:language="fr" fo:country="CA"/>
    </style:style>
    <style:style style:name="T83" style:parent-style-name="DefaultParagraphFont" style:family="text">
      <style:text-properties fo:language="fr" fo:country="CA"/>
    </style:style>
    <style:style style:name="P84" style:parent-style-name="Standard" style:family="paragraph">
      <style:paragraph-properties fo:margin-left="0.4923in" fo:text-indent="0.4923in">
        <style:tab-stops/>
      </style:paragraph-properties>
    </style:style>
    <style:style style:name="T85" style:parent-style-name="DefaultParagraphFont" style:family="text">
      <style:text-properties fo:font-weight="bold" style:font-weight-asian="bold" style:font-weight-complex="bold" fo:language="fr" fo:country="CA"/>
    </style:style>
    <style:style style:name="T86" style:parent-style-name="DefaultParagraphFont" style:family="text">
      <style:text-properties fo:language="fr" fo:country="CA"/>
    </style:style>
    <style:style style:name="T87" style:parent-style-name="DefaultParagraphFont" style:family="text">
      <style:text-properties fo:font-weight="bold" style:font-weight-asian="bold" style:font-weight-complex="bold" fo:language="fr" fo:country="CA"/>
    </style:style>
    <style:style style:name="T88" style:parent-style-name="DefaultParagraphFont" style:family="text">
      <style:text-properties fo:language="fr" fo:country="CA"/>
    </style:style>
    <style:style style:name="T89" style:parent-style-name="DefaultParagraphFont" style:family="text">
      <style:text-properties fo:language="fr" fo:country="CA"/>
    </style:style>
    <style:style style:name="T90" style:parent-style-name="DefaultParagraphFont" style:family="text">
      <style:text-properties fo:language="fr" fo:country="CA"/>
    </style:style>
    <style:style style:name="T91" style:parent-style-name="DefaultParagraphFont" style:family="text">
      <style:text-properties fo:language="fr" fo:country="CA"/>
    </style:style>
    <style:style style:name="T92" style:parent-style-name="DefaultParagraphFont" style:family="text">
      <style:text-properties fo:font-weight="bold" style:font-weight-asian="bold" style:font-weight-complex="bold" fo:language="fr" fo:country="CA"/>
    </style:style>
    <style:style style:name="T93" style:parent-style-name="DefaultParagraphFont" style:family="text">
      <style:text-properties fo:language="fr" fo:country="CA"/>
    </style:style>
    <style:style style:name="T94" style:parent-style-name="DefaultParagraphFont" style:family="text">
      <style:text-properties fo:font-weight="bold" style:font-weight-asian="bold" style:font-weight-complex="bold" fo:language="fr" fo:country="CA"/>
    </style:style>
    <style:style style:name="T95" style:parent-style-name="DefaultParagraphFont" style:family="text">
      <style:text-properties fo:language="fr" fo:country="CA"/>
    </style:style>
    <style:style style:name="T96" style:parent-style-name="DefaultParagraphFont" style:family="text">
      <style:text-properties fo:language="fr" fo:country="CA"/>
    </style:style>
    <style:style style:name="T97" style:parent-style-name="DefaultParagraphFont" style:family="text">
      <style:text-properties fo:language="fr" fo:country="CA"/>
    </style:style>
    <style:style style:name="T98" style:parent-style-name="DefaultParagraphFont" style:family="text">
      <style:text-properties fo:language="fr" fo:country="CA"/>
    </style:style>
    <style:style style:name="T99" style:parent-style-name="DefaultParagraphFont" style:family="text">
      <style:text-properties fo:language="fr" fo:country="CA"/>
    </style:style>
    <style:style style:name="T100" style:parent-style-name="DefaultParagraphFont" style:family="text">
      <style:text-properties fo:language="fr" fo:country="CA"/>
    </style:style>
    <style:style style:name="P101" style:parent-style-name="Standard" style:family="paragraph">
      <style:text-properties fo:font-weight="bold" style:font-weight-asian="bold" style:font-weight-complex="bold" fo:language="fr" fo:country="CA"/>
    </style:style>
    <style:style style:name="T102" style:parent-style-name="DefaultParagraphFont" style:family="text">
      <style:text-properties fo:language="fr" fo:country="CA"/>
    </style:style>
    <style:style style:name="T103" style:parent-style-name="DefaultParagraphFont" style:family="text">
      <style:text-properties fo:language="fr" fo:country="CA"/>
    </style:style>
    <style:style style:name="T104" style:parent-style-name="DefaultParagraphFont" style:family="text">
      <style:text-properties fo:language="fr" fo:country="CA"/>
    </style:style>
  </office:automatic-styles>
  <office:body>
    <office:text text:use-soft-page-breaks="true">
      <text:p text:style-name="P1"><text:span text:style-name="T2">FONCTION</text:span><text:span text:style-name="T3"><text:s/>palindrome</text:span><text:span text:style-name="T4">Check</text:span><text:span text:style-name="T5"><text:s/>(str, i, j) : entier</text:span></text:p>
      <text:p text:style-name="P6">// Détermine si une liste de charactère finnisant par \0 est un palindrome.</text:p>
      <text:p text:style-name="P7">// str (char[])</text:p>
      <text:p text:style-name="P8">// i (entier) : indexe sur la liste de charactères.</text:p>
      <text:p text:style-name="P9">// j (entier) : indexe sur la liste de<text:s/>charactères.</text:p>
      <text:p text:style-name="P10">DÉBUT</text:p>
      <text:p text:style-name="Standard"><text:span text:style-name="T11"><text:tab/></text:span><text:span text:style-name="T12">SI</text:span><text:span text:style-name="T13"><text:s/>i<text:s/></text:span><text:span text:style-name="T14">&gt;=</text:span><text:span text:style-name="T15"><text:s/>j<text:s/></text:span><text:span text:style-name="T16">ALORS</text:span></text:p>
      <text:p text:style-name="P17"><text:tab/><text:tab/>Retourne<text:s/>1</text:p>
      <text:p text:style-name="Standard"><text:span text:style-name="T18"><text:tab/></text:span><text:span text:style-name="T19">SI</text:span><text:span text:style-name="T20"><text:s/>str[i] != str[j]<text:s/></text:span><text:span text:style-name="T21">ALORS</text:span></text:p>
      <text:p text:style-name="P22"><text:tab/><text:tab/>Retourne<text:s/>0</text:p>
      <text:p text:style-name="P23"><text:tab/>Retourne palindromeRecur(str, i+1, j-1)</text:p>
      <text:p text:style-name="P24">FIN</text:p>
      <text:p text:style-name="P25"/>
      <text:p text:style-name="P26"/>
      <text:p text:style-name="P27">// MATRIX_M (entier constant) : nombre de ligne de la matrice</text:p>
      <text:p text:style-name="P28">// MATRIX_N (entier constant) : nombre de colonne de la matrice</text:p>
      <text:p text:style-name="P29">// matriceR (tableau d’entier 2D) : matrice calculée dans la fonction</text:p>
      <text:p text:style-name="P30">MATRIX_M := 2</text:p>
      <text:p text:style-name="P31">MATRIX_N := 3</text:p>
      <text:p text:style-name="P32">matriceR[MATRIX_M][MATRIX_N] := 0</text:p>
      <text:p text:style-name="P33"/>
      <text:p text:style-name="P34"/>
      <text:p text:style-name="Standard"><text:span text:style-name="T35">FONCTION</text:span><text:span text:style-name="T36"><text:s/>matrixAdd(matrice1, matrice2)<text:s/></text:span></text:p>
      <text:p text:style-name="P37">// Additionne deux matrices de taille (MATRIX_M par MATRIX_N) égale</text:p>
      <text:p text:style-name="P38">// matrice1 (tableau d’entiers 2D) <text:line-break/>// matrice2 (tableau d’entiers 2D)</text:p>
      <text:p text:style-name="P39">// i (entier) : indexe de la colonne</text:p>
      <text:p text:style-name="Standard"><text:span text:style-name="T40">// j (entier) : indexe de la ligne</text:span><text:span text:style-name="T41"><text:line-break/></text:span><text:span text:style-name="T42">DÉBUT</text:span></text:p>
      <text:p text:style-name="Standard"><text:span text:style-name="T43"><text:tab/></text:span><text:span text:style-name="T44">POUR</text:span><text:span text:style-name="T45"><text:s/>i := 0<text:s/></text:span><text:span text:style-name="T46">À</text:span><text:span text:style-name="T47"><text:s/>MATRIX_M</text:span></text:p>
      <text:p text:style-name="Standard"><text:span text:style-name="T48"><text:tab/></text:span><text:span text:style-name="T49"><text:tab/></text:span><text:span text:style-name="T50">POUR</text:span><text:span text:style-name="T51"><text:s/>j := 0<text:s/></text:span><text:span text:style-name="T52">À</text:span><text:span text:style-name="T53"><text:s/>MATRIX_N</text:span></text:p>
      <text:p text:style-name="Standard"><text:span text:style-name="T54"><text:tab/></text:span><text:span text:style-name="T55"><text:tab/></text:span><text:span text:style-name="T56"><text:tab/></text:span>matriceR[i][j] := matrice1[i][j] + matrice2[i][j]<text:span text:style-name="T57"><text:line-break/></text:span><text:span text:style-name="T58">FIN</text:span></text:p>
      <text:p text:style-name="P59"/>
      <text:p text:style-name="P60"/>
      <text:p text:style-name="P61">//<text:s/>MATRIX_SIZE (entier constant) : dimensions de la matrice</text:p>
      <text:p text:style-name="P62">// matriceR (tableau d’entier 2D) : matrice calculée dans la fonction</text:p>
      <text:p text:style-name="P63">MATRIX_SIZE := 3</text:p>
      <text:p text:style-name="P64">matriceR[MATRIX_SIZE][MATRIX_SIZE] := 0</text:p>
      <text:p text:style-name="P65"/>
      <text:p text:style-name="P66"/>
      <text:p text:style-name="Standard"><text:span text:style-name="T67">FONCTION<text:s/></text:span><text:span text:style-name="T68">matrixMul(matrice1, matrice2)<text:s/></text:span></text:p>
      <text:p text:style-name="P69">// Multiplie deux matrices de dimensions MATRIX_SIZE</text:p>
      <text:p text:style-name="P70">// matrice1 (tableau d’entiers 2D)<text:line-break/>// matrice2 (tableau d’entiers 2D) </text:p>
      <text:p text:style-name="P71">// i (entier) : indexe de la<text:s/>colonne</text:p>
      <text:p text:style-name="P72">// j (entier) : indexe de la ligne</text:p>
      <text:p text:style-name="P73">// k (entier) : sous-index de la multiplication</text:p>
      <text:p text:style-name="P74">// total (entier) : résultat d’une valeur de la matrice résultante</text:p>
      <text:p text:style-name="P75">DÉBUT</text:p>
      <text:p text:style-name="P76"><text:tab/>total :=0</text:p>
      <text:p text:style-name="Standard"><text:span text:style-name="T77"><text:tab/></text:span><text:span text:style-name="T78">POUR</text:span><text:span text:style-name="T79"><text:s/>i := 0<text:s/></text:span><text:span text:style-name="T80">À</text:span><text:span text:style-name="T81"><text:s/>MATRIX_SIZE</text:span><text:span text:style-name="T82"><text:tab/></text:span><text:span text:style-name="T83"><text:tab/></text:span></text:p>
      <text:p text:style-name="P84"><text:span text:style-name="T85">POUR</text:span><text:span text:style-name="T86"><text:s/>j := 0<text:s/></text:span><text:span text:style-name="T87">À</text:span><text:span text:style-name="T88"><text:s/>MATRIX_SIZE</text:span></text:p>
      <text:p text:style-name="Standard"><text:span text:style-name="T89"><text:tab/></text:span><text:span text:style-name="T90"><text:tab/></text:span><text:span text:style-name="T91"><text:tab/></text:span><text:span text:style-name="T92">POUR</text:span><text:span text:style-name="T93"><text:s/>k :=0<text:s/></text:span><text:span text:style-name="T94">À</text:span><text:span text:style-name="T95"><text:s/>MATRIX_SIZE</text:span></text:p>
      <text:p text:style-name="Standard"><text:span text:style-name="T96"><text:tab/></text:span><text:span text:style-name="T97"><text:tab/></text:span><text:span text:style-name="T98"><text:tab/></text:span><text:span text:style-name="T99"><text:tab/></text:span>total := <text:s/>total + (matrice1[i][k] * matrice2[k][j])</text:p>
      <text:p text:style-name="Standard"><text:tab/><text:tab/><text:tab/><text:span text:style-name="T100">matriceR[i][j] := total</text:span></text:p>
      <text:p text:style-name="P101">FIN</text:p>
      <text:p text:style-name="Standard"><text:span text:style-name="T102"><text:tab/></text:span><text:span text:style-name="T103"><text:tab/></text:span><text:span text:style-name="T10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Maïna Clermont</dc:creator>
    <meta:creation-date>2024-09-27T12:22:00Z</meta:creation-date>
    <dc:date>2024-10-02T00:46:00Z</dc:date>
    <meta:template xlink:href="Normal" xlink:type="simple"/>
    <meta:editing-cycles>18</meta:editing-cycles>
    <meta:editing-duration>PT38160S</meta:editing-duration>
    <meta:document-statistic meta:page-count="3" meta:paragraph-count="3" meta:word-count="256" meta:character-count="1718" meta:row-count="12" meta:non-whitespace-character-count="1465"/>
  </office:meta>
</office:document-meta>
</file>